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563cm" fo:min-width="5.949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hatch" draw:fill-hatch-name="Hatching_20_black" draw:fill-hatch-solid="false" draw:textarea-horizontal-align="justify" draw:textarea-vertical-align="middle" draw:auto-grow-height="false" fo:min-height="1.22cm" fo:min-width="2.404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813cm"/>
    </style:style>
    <style:style style:name="gr4" style:family="graphic" style:parent-style-name="standard">
      <style:graphic-properties draw:stroke="dash" draw:stroke-dash="Tirets_20__28_custom_29_" svg:stroke-width="0.1cm" svg:stroke-color="#000000" draw:marker-start-width="0.35cm" draw:marker-end-width="0.35cm" draw:fill="none" draw:textarea-horizontal-align="justify" draw:textarea-vertical-align="middle" draw:auto-grow-height="false" fo:min-height="11.469cm" fo:min-width="10.096cm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fo:min-height="1.015cm"/>
    </style:style>
    <style:style style:name="gr6" style:family="graphic" style:parent-style-name="standard">
      <style:graphic-properties draw:stroke="none" svg:stroke-color="#000000" draw:fill="none" draw:fill-color="#ffffff" fo:min-height="2.44cm"/>
    </style:style>
    <style:style style:name="gr7" style:family="graphic" style:parent-style-name="objectwithoutfill">
      <style:graphic-properties draw:stroke="dash" draw:stroke-dash="Ligne_20_-_20_pointillé" svg:stroke-width="0.1cm" draw:marker-start="Arrow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.042cm" fo:min-width="0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fo:min-height="2.605cm"/>
    </style:style>
    <style:style style:name="gr11" style:family="graphic" style:parent-style-name="objectwithoutfill">
      <style:graphic-properties draw:stroke="dash" draw:stroke-dash="Line_20_with_20_Fine_20_Dots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style="italic" style:font-size-asian="18pt" style:font-style-asian="italic" style:font-size-complex="18pt" style:font-style-complex="italic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6.549cm" svg:height="2.913cm" svg:x="3.133cm" svg:y="9.928cm">
          <text:p text:style-name="P1"><text:span text:style-name="T1">Processor::</text:span></text:p>
          <text:p text:style-name="P1"><text:span text:style-name="T1">processEvent(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004cm" svg:height="1.57cm" svg:x="4.678cm" svg:y="6.68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273cm" svg:height="2.063cm" svg:x="4.589cm" svg:y="4.487cm">
          <draw:text-box>
            <text:p text:style-name="P3"><text:span text:style-name="T2">Event queue </text:span><text:span text:style-name="T3">i</text:span></text:p>
          </draw:text-box>
        </draw:frame>
        <draw:custom-shape draw:style-name="gr4" draw:text-style-name="P2" draw:layer="layout" svg:width="10.696cm" svg:height="11.819cm" svg:x="1.069cm" svg:y="1.75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5.9cm" svg:height="1.265cm" svg:x="3.528cm" svg:y="0.016cm">
          <draw:text-box>
            <text:p text:style-name="P1"><text:span text:style-name="T1">Thread task </text:span></text:p>
          </draw:text-box>
        </draw:frame>
        <draw:frame draw:style-name="gr6" draw:text-style-name="P4" draw:layer="layout" svg:width="8.555cm" svg:height="2.69cm" svg:x="1.358cm" svg:y="2.06cm">
          <draw:text-box>
            <text:p text:style-name="P4"><text:span text:style-name="T4"><text:s text:c="4"/></text:span><text:span text:style-name="T4">Pop event from queue </text:span><text:span text:style-name="T5">i</text:span></text:p>
            <text:p text:style-name="P4"><text:span text:style-name="T4"><text:s text:c="4"/></text:span><text:span text:style-name="T4">Process event</text:span></text:p>
            <text:p text:style-name="P4"><text:span text:style-name="T4"><text:s text:c="4"/></text:span><text:span text:style-name="T4">Push event in queue </text:span><text:span text:style-name="T5">i+1</text:span></text:p>
          </draw:text-box>
        </draw:frame>
        <draw:connector draw:style-name="gr7" draw:text-style-name="P1" draw:layer="layout" draw:type="line" svg:x1="4.678cm" svg:y1="7.469cm" svg:x2="0cm" svg:y2="7.478cm" draw:start-shape="id1" draw:start-glue-point="3" svg:d="M4678 7469l-4678 9" svg:viewBox="0 0 4679 10">
          <text:p/>
        </draw:connector>
        <draw:connector draw:style-name="gr8" draw:text-style-name="P1" draw:layer="layout" draw:type="curve" draw:line-skew="2.465cm 0cm -1.276cm" svg:x1="7.682cm" svg:y1="7.469cm" svg:x2="3.133cm" svg:y2="11.384cm" draw:start-shape="id1" draw:start-glue-point="1" draw:end-shape="id2" draw:end-glue-point="3" svg:d="M7682 7469c4522 0 3016 1622-1680 1622-4695 0-5609 2293-2869 2293" svg:viewBox="0 0 8802 3916">
          <text:p/>
        </draw:connector>
        <draw:custom-shape draw:style-name="gr9" draw:text-style-name="P5" draw:layer="layout" svg:width="0.562cm" svg:height="0.552cm" svg:x="8.292cm" svg:y="6.717cm">
          <text:p text:style-name="P5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562cm" svg:height="0.552cm" svg:x="1.485cm" svg:y="3.718cm">
          <text:p text:style-name="P5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562cm" svg:height="0.552cm" svg:x="6.193cm" svg:y="10.09cm">
          <text:p text:style-name="P5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562cm" svg:height="0.552cm" svg:x="1.46cm" svg:y="2.3cm">
          <text:p text:style-name="P5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562cm" svg:height="0.552cm" svg:x="1.476cm" svg:y="3.023cm">
          <text:p text:style-name="P5"><text:span text:style-name="T6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5" draw:layer="layout" svg:width="0.562cm" svg:height="0.552cm" svg:x="10.578cm" svg:y="11.677cm">
          <text:p text:style-name="P5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curve" svg:x1="9.682cm" svg:y1="11.384cm" svg:x2="17.027cm" svg:y2="7.453cm" draw:start-shape="id2" draw:start-glue-point="1" draw:end-shape="id3" draw:end-glue-point="3" svg:d="M9682 11384c5508 0 1836-3931 7345-3931" svg:viewBox="0 0 7346 3932">
          <text:p/>
        </draw:connector>
        <draw:custom-shape draw:style-name="gr1" draw:text-style-name="P2" xml:id="id4" draw:id="id4" draw:layer="layout" svg:width="6.549cm" svg:height="2.913cm" svg:x="15.482cm" svg:y="9.912cm">
          <text:p text:style-name="P1"><text:span text:style-name="T1">Processor::</text:span></text:p>
          <text:p text:style-name="P1"><text:span text:style-name="T1">processEvent(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004cm" svg:height="1.57cm" svg:x="17.027cm" svg:y="6.668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4.06cm" svg:height="2.855cm" svg:x="16.938cm" svg:y="4.471cm">
          <draw:text-box>
            <text:p text:style-name="P3"><text:span text:style-name="T2">Event queue </text:span><text:span text:style-name="T3">i+1</text:span></text:p>
          </draw:text-box>
        </draw:frame>
        <draw:custom-shape draw:style-name="gr4" draw:text-style-name="P2" draw:layer="layout" svg:width="10.696cm" svg:height="11.819cm" svg:x="13.418cm" svg:y="1.735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5.9cm" svg:height="1.265cm" svg:x="15.877cm" svg:y="0cm">
          <draw:text-box>
            <text:p text:style-name="P1"><text:span text:style-name="T1">Thread task </text:span></text:p>
          </draw:text-box>
        </draw:frame>
        <draw:frame draw:style-name="gr6" draw:text-style-name="P4" draw:layer="layout" svg:width="8.555cm" svg:height="2.69cm" svg:x="13.707cm" svg:y="2.044cm">
          <draw:text-box>
            <text:p text:style-name="P4"><text:span text:style-name="T4"><text:s text:c="4"/></text:span><text:span text:style-name="T4">Pop event from queue </text:span><text:span text:style-name="T5">i+1</text:span></text:p>
            <text:p text:style-name="P4"><text:span text:style-name="T4"><text:s text:c="4"/></text:span><text:span text:style-name="T4">Process event</text:span></text:p>
            <text:p text:style-name="P4"><text:span text:style-name="T4"><text:s text:c="4"/></text:span><text:span text:style-name="T4">Push event in queue </text:span><text:span text:style-name="T5">i+2</text:span></text:p>
          </draw:text-box>
        </draw:frame>
        <draw:connector draw:style-name="gr8" draw:text-style-name="P1" draw:layer="layout" draw:type="curve" draw:line-skew="2.465cm 0cm -1.276cm" svg:x1="20.031cm" svg:y1="7.453cm" svg:x2="15.482cm" svg:y2="11.368cm" draw:start-shape="id3" draw:start-glue-point="1" draw:end-shape="id4" draw:end-glue-point="3" svg:d="M20031 7453c4522 0 3016 1622-1680 1622-4695 0-5609 2293-2869 2293" svg:viewBox="0 0 8802 3916">
          <text:p/>
        </draw:connector>
        <draw:custom-shape draw:style-name="gr9" draw:text-style-name="P5" draw:layer="layout" svg:width="0.562cm" svg:height="0.552cm" svg:x="20.641cm" svg:y="6.701cm">
          <text:p text:style-name="P5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562cm" svg:height="0.552cm" svg:x="13.834cm" svg:y="3.702cm">
          <text:p text:style-name="P5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562cm" svg:height="0.552cm" svg:x="18.542cm" svg:y="10.074cm">
          <text:p text:style-name="P5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562cm" svg:height="0.552cm" svg:x="13.809cm" svg:y="2.284cm">
          <text:p text:style-name="P5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0.562cm" svg:height="0.552cm" svg:x="13.825cm" svg:y="3.007cm">
          <text:p text:style-name="P5"><text:span text:style-name="T6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5" draw:layer="layout" svg:width="0.562cm" svg:height="0.552cm" svg:x="22.927cm" svg:y="11.661cm">
          <text:p text:style-name="P5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line" svg:x1="22.031cm" svg:y1="11.368cm" svg:x2="25.948cm" svg:y2="11.335cm" draw:start-shape="id4" draw:start-glue-point="1" svg:d="M22031 11368l3917-33" svg:viewBox="0 0 3918 3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hatch draw:name="Hatching_20_black" draw:display-name="Hatching black" draw:style="single" draw:color="#000000" draw:distance="0.6cm" draw:rotation="900"/>
    <draw:marker draw:name="Arrow" svg:viewBox="0 0 20 30" svg:d="M10 0l-10 30h20z"/>
    <draw:stroke-dash draw:name="Ligne_20_-_20_pointillé" draw:display-name="Ligne - pointillé" draw:style="rect" draw:dots1="1" draw:dots1-length="2.4cm" draw:dots2="99" draw:distance="0.15cm"/>
    <draw:stroke-dash draw:name="Line_20_with_20_Fine_20_Dots" draw:display-name="Line with Fine Dots" draw:style="rect" draw:dots1="1" draw:dots1-length="2.007cm" draw:dots2="10" draw:distance="0.152cm"/>
    <draw:stroke-dash draw:name="Tirets_20__28_custom_29_" draw:display-name="Tirets (custom)" draw:style="rect" draw:dots1="1" draw:dots1-length="197%" draw:distance="4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te </meta:initial-creator>
    <meta:creation-date>2017-07-16T14:44:35.275837805</meta:creation-date>
    <dc:date>2017-07-16T15:18:59.283989579</dc:date>
    <dc:creator>rete </dc:creator>
    <meta:editing-duration>PT2M52S</meta:editing-duration>
    <meta:editing-cycles>1</meta:editing-cycles>
    <meta:document-statistic meta:object-count="29"/>
    <meta:generator>LibreOffice/4.3.3.2$Linux_x86 LibreOffice_project/430m0$Build-2</meta:generator>
  </office:meta>
</office:document-meta>
</file>